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23:35:15.21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7T23:35:45.144000000</dc:date>
    <meta:editing-duration>P3DT16H35M4S</meta:editing-duration>
    <meta:editing-cycles>285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35" meta:object-count="0"/>
  </office:meta>
</office:document-meta>
</file>